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38e2b"/>
    </style:style>
    <style:style style:name="P2" style:family="paragraph" style:parent-style-name="Heading_20_1">
      <style:text-properties officeooo:rsid="00138e2b" officeooo:paragraph-rsid="00138e2b"/>
    </style:style>
    <style:style style:name="P3" style:family="paragraph" style:parent-style-name="Text_20_body">
      <style:text-properties officeooo:rsid="00138e2b" officeooo:paragraph-rsid="00138e2b"/>
    </style:style>
    <style:style style:name="P4" style:family="paragraph" style:parent-style-name="Title">
      <style:text-properties officeooo:rsid="00138e2b" officeooo:paragraph-rsid="00138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icE Buoy Manual</text:p>
      <text:h text:style-name="P1" text:outline-level="1">Installation</text:h>
      <text:p text:style-name="P3">To setup the buoy we have to do two things first.</text:p>
      <text:p text:style-name="P3">1<text:tab/>Calibrating the compass</text:p>
      <text:p text:style-name="P3">2<text:tab/>Calibrating the heading</text:p>
      <text:p text:style-name="P3"/>
      <text:h text:style-name="P2" text:outline-level="1">Calibrate comas</text:h>
      <text:p text:style-name="P3">Press and hold the button when turning the Buoy power on.</text:p>
      <text:p text:style-name="P3">Wait for 5 seconds. The buoy will beeb.</text:p>
      <text:p text:style-name="P3">The red power light will flash.</text:p>
      <text:p text:style-name="P3">Turn the buoy around in al direction and all axes for more than one minute. When the led is green and a beep has sounded the buoy compass calibration is done.</text:p>
      <text:p text:style-name="P3"/>
      <text:h text:style-name="P2" text:outline-level="1">Calibrate heading</text:h>
      <text:p text:style-name="P3">Mark the place where the buoy is laying.</text:p>
      <text:p text:style-name="P3">Turn the buoy on and wait until the green powered is on continues on.</text:p>
      <text:p text:style-name="P3">Push the button for 5 seconds.. A beep will be generated an the button will flash.</text:p>
      <text:p text:style-name="P3">Put the buoy more than 50 meters form the marked spot.</text:p>
      <text:p text:style-name="P3">Point the buoy <text:s/>front to the marked place </text:p>
      <text:p text:style-name="P3">Push the button again for more than 5 seconds.</text:p>
      <text:p text:style-name="P3">The heading calibration is done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8e2b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0T11:04:06.349000000</meta:creation-date>
    <dc:date>2024-03-20T11:17:06.822000000</dc:date>
    <meta:editing-duration>PT13M2S</meta:editing-duration>
    <meta:editing-cycles>1</meta:editing-cycles>
    <meta:document-statistic meta:table-count="0" meta:image-count="0" meta:object-count="0" meta:page-count="1" meta:paragraph-count="18" meta:word-count="154" meta:character-count="809" meta:non-whitespace-character-count="671"/>
    <meta:generator>LibreOffice/7.2.4.1$Windows_X86_64 LibreOffice_project/27d75539669ac387bb498e35313b970b7fe9c4f9</meta:generator>
  </office:meta>
</office:document-meta>
</file>